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File2" table:style-name="ta1">
        <table:shapes>
          <draw:frame draw:z-index="0" draw:style-name="gr1" draw:text-style-name="P1" svg:width="345.46pt" svg:height="194.4pt" svg:x="522.88pt" svg:y="3pt">
            <draw:object draw:notify-on-update-of-ranges="ClassFile2.A1:ClassFile2.A1 ClassFile2.A2:ClassFile2.A21 ClassFile2.B1:ClassFile2.B1 ClassFile2.B2:ClassFile2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45.46pt" svg:height="194.37pt" svg:x="521.32pt" svg:y="191.99pt">
            <draw:object draw:notify-on-update-of-ranges="ClassFile2.A1:ClassFile2.A1 ClassFile2.A2:ClassFile2.A21 ClassFile2.C1:ClassFile2.C1 ClassFile2.C2:ClassFile2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41.6pt" svg:height="192.22pt" svg:x="869.1pt" svg:y="4.54pt">
            <draw:object draw:notify-on-update-of-ranges="ClassFile2.A1:ClassFile2.A1 ClassFile2.A2:ClassFile2.A21 ClassFile2.D1:ClassFile2.D1 ClassFile2.D2:ClassFile2.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56.8pt" svg:height="189.72pt" svg:x="869.95pt" svg:y="195.02pt">
            <draw:object draw:notify-on-update-of-ranges="ClassFile2.A1:ClassFile2.A1 ClassFile2.A2:ClassFile2.A21 ClassFile2.E1:ClassFile2.E1 ClassFile2.E2:ClassFile2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/Time</text:p>
          </table:table-cell>
          <table:table-cell office:value-type="string" calcext:value-type="string">
            <text:p><text:s/>BTC</text:p>
          </table:table-cell>
          <table:table-cell office:value-type="string" calcext:value-type="string">
            <text:p><text:s/>ETH</text:p>
          </table:table-cell>
          <table:table-cell office:value-type="string" calcext:value-type="string">
            <text:p><text:s/>LTC</text:p>
          </table:table-cell>
          <table:table-cell office:value-type="string" calcext:value-type="string">
            <text:p><text:s/>BCH</text:p>
          </table:table-cell>
          <table:table-cell office:value-type="string" calcext:value-type="string">
            <text:p><text:s/>DSH</text:p>
          </table:table-cell>
          <table:table-cell office:value-type="string" calcext:value-type="string">
            <text:p><text:s/>XRP</text:p>
          </table:table-cell>
          <table:table-cell office:value-type="string" calcext:value-type="string">
            <text:p><text:s/>DGB</text:p>
          </table:table-cell>
          <table:table-cell office:value-type="string" calcext:value-type="string">
            <text:p><text:s/>XLM</text:p>
          </table:table-cell>
        </table:table-row>
        <table:table-row table:style-name="ro1">
          <table:table-cell office:value-type="string" calcext:value-type="string">
            <text:p>Fri Mar 16 11:39:54 PDT 2018</text:p>
          </table:table-cell>
          <table:table-cell office:value-type="float" office:value="8532.71" calcext:value-type="float">
            <text:p>8532.71</text:p>
          </table:table-cell>
          <table:table-cell office:value-type="float" office:value="620.054" calcext:value-type="float">
            <text:p>620.054</text:p>
          </table:table-cell>
          <table:table-cell office:value-type="float" office:value="169.897" calcext:value-type="float">
            <text:p>169.897</text:p>
          </table:table-cell>
          <table:table-cell office:value-type="float" office:value="1025.52" calcext:value-type="float">
            <text:p>1025.52</text:p>
          </table:table-cell>
          <table:table-cell office:value-type="float" office:value="425.651" calcext:value-type="float">
            <text:p>425.651</text:p>
          </table:table-cell>
          <table:table-cell office:value-type="float" office:value="0.702043" calcext:value-type="float">
            <text:p>0.702043</text:p>
          </table:table-cell>
          <table:table-cell office:value-type="float" office:value="0.0223111" calcext:value-type="float">
            <text:p>0.0223111</text:p>
          </table:table-cell>
          <table:table-cell office:value-type="float" office:value="0.239429" calcext:value-type="float">
            <text:p>0.239429</text:p>
          </table:table-cell>
        </table:table-row>
        <table:table-row table:style-name="ro1">
          <table:table-cell office:value-type="string" calcext:value-type="string">
            <text:p>Fri Mar 16 11:55:25 PDT 2018</text:p>
          </table:table-cell>
          <table:table-cell office:value-type="float" office:value="8532.46" calcext:value-type="float">
            <text:p>8532.46</text:p>
          </table:table-cell>
          <table:table-cell office:value-type="float" office:value="619.941" calcext:value-type="float">
            <text:p>619.941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1022.2" calcext:value-type="float">
            <text:p>1022.2</text:p>
          </table:table-cell>
          <table:table-cell office:value-type="float" office:value="425.429" calcext:value-type="float">
            <text:p>425.429</text:p>
          </table:table-cell>
          <table:table-cell office:value-type="float" office:value="0.700761" calcext:value-type="float">
            <text:p>0.700761</text:p>
          </table:table-cell>
          <table:table-cell office:value-type="float" office:value="0.0222426" calcext:value-type="float">
            <text:p>0.0222426</text:p>
          </table:table-cell>
          <table:table-cell office:value-type="float" office:value="0.239315" calcext:value-type="float">
            <text:p>0.239315</text:p>
          </table:table-cell>
        </table:table-row>
        <table:table-row table:style-name="ro1">
          <table:table-cell office:value-type="string" calcext:value-type="string">
            <text:p>Fri Mar 16 12:01:11 PDT 2018</text:p>
          </table:table-cell>
          <table:table-cell office:value-type="float" office:value="8533.51" calcext:value-type="float">
            <text:p>8533.51</text:p>
          </table:table-cell>
          <table:table-cell office:value-type="float" office:value="619.715" calcext:value-type="float">
            <text:p>619.715</text:p>
          </table:table-cell>
          <table:table-cell office:value-type="float" office:value="169.754" calcext:value-type="float">
            <text:p>169.754</text:p>
          </table:table-cell>
          <table:table-cell office:value-type="float" office:value="1019.24" calcext:value-type="float">
            <text:p>1019.24</text:p>
          </table:table-cell>
          <table:table-cell office:value-type="float" office:value="425.064" calcext:value-type="float">
            <text:p>425.064</text:p>
          </table:table-cell>
          <table:table-cell office:value-type="float" office:value="0.701432" calcext:value-type="float">
            <text:p>0.701432</text:p>
          </table:table-cell>
          <table:table-cell office:value-type="float" office:value="0.0222727" calcext:value-type="float">
            <text:p>0.0222727</text:p>
          </table:table-cell>
          <table:table-cell office:value-type="float" office:value="0.238818" calcext:value-type="float">
            <text:p>0.238818</text:p>
          </table:table-cell>
        </table:table-row>
        <table:table-row table:style-name="ro1">
          <table:table-cell office:value-type="string" calcext:value-type="string">
            <text:p>Fri Mar 16 12:06:56 PDT 2018</text:p>
          </table:table-cell>
          <table:table-cell office:value-type="float" office:value="8528.52" calcext:value-type="float">
            <text:p>8528.52</text:p>
          </table:table-cell>
          <table:table-cell office:value-type="float" office:value="619.808" calcext:value-type="float">
            <text:p>619.808</text:p>
          </table:table-cell>
          <table:table-cell office:value-type="float" office:value="169.893" calcext:value-type="float">
            <text:p>169.893</text:p>
          </table:table-cell>
          <table:table-cell office:value-type="float" office:value="1020.98" calcext:value-type="float">
            <text:p>1020.98</text:p>
          </table:table-cell>
          <table:table-cell office:value-type="float" office:value="425.42" calcext:value-type="float">
            <text:p>425.42</text:p>
          </table:table-cell>
          <table:table-cell office:value-type="float" office:value="0.701473" calcext:value-type="float">
            <text:p>0.701473</text:p>
          </table:table-cell>
          <table:table-cell office:value-type="float" office:value="0.0223772" calcext:value-type="float">
            <text:p>0.0223772</text:p>
          </table:table-cell>
          <table:table-cell office:value-type="float" office:value="0.239465" calcext:value-type="float">
            <text:p>0.239465</text:p>
          </table:table-cell>
        </table:table-row>
        <table:table-row table:style-name="ro1">
          <table:table-cell office:value-type="string" calcext:value-type="string">
            <text:p>Fri Mar 16 12:12:42 PDT 2018</text:p>
          </table:table-cell>
          <table:table-cell office:value-type="float" office:value="8535.51" calcext:value-type="float">
            <text:p>8535.51</text:p>
          </table:table-cell>
          <table:table-cell office:value-type="float" office:value="619.6" calcext:value-type="float">
            <text:p>619.6</text:p>
          </table:table-cell>
          <table:table-cell office:value-type="float" office:value="169.944" calcext:value-type="float">
            <text:p>169.944</text:p>
          </table:table-cell>
          <table:table-cell office:value-type="float" office:value="1021.35" calcext:value-type="float">
            <text:p>1021.35</text:p>
          </table:table-cell>
          <table:table-cell office:value-type="float" office:value="425.458" calcext:value-type="float">
            <text:p>425.458</text:p>
          </table:table-cell>
          <table:table-cell office:value-type="float" office:value="0.700722" calcext:value-type="float">
            <text:p>0.700722</text:p>
          </table:table-cell>
          <table:table-cell office:value-type="float" office:value="0.0224212" calcext:value-type="float">
            <text:p>0.0224212</text:p>
          </table:table-cell>
          <table:table-cell office:value-type="float" office:value="0.237636" calcext:value-type="float">
            <text:p>0.237636</text:p>
          </table:table-cell>
        </table:table-row>
        <table:table-row table:style-name="ro1">
          <table:table-cell office:value-type="string" calcext:value-type="string">
            <text:p>Fri Mar 16 12:18:27 PDT 2018</text:p>
          </table:table-cell>
          <table:table-cell office:value-type="float" office:value="8532.24" calcext:value-type="float">
            <text:p>8532.24</text:p>
          </table:table-cell>
          <table:table-cell office:value-type="float" office:value="620.064" calcext:value-type="float">
            <text:p>620.064</text:p>
          </table:table-cell>
          <table:table-cell office:value-type="float" office:value="169.813" calcext:value-type="float">
            <text:p>169.813</text:p>
          </table:table-cell>
          <table:table-cell office:value-type="float" office:value="1019.38" calcext:value-type="float">
            <text:p>1019.38</text:p>
          </table:table-cell>
          <table:table-cell office:value-type="float" office:value="425.687" calcext:value-type="float">
            <text:p>425.687</text:p>
          </table:table-cell>
          <table:table-cell office:value-type="float" office:value="0.69929" calcext:value-type="float">
            <text:p>0.69929</text:p>
          </table:table-cell>
          <table:table-cell office:value-type="float" office:value="0.0223938" calcext:value-type="float">
            <text:p>0.0223938</text:p>
          </table:table-cell>
          <table:table-cell office:value-type="float" office:value="0.23954" calcext:value-type="float">
            <text:p>0.23954</text:p>
          </table:table-cell>
        </table:table-row>
        <table:table-row table:style-name="ro1">
          <table:table-cell office:value-type="string" calcext:value-type="string">
            <text:p>Fri Mar 16 12:24:13 PDT 2018</text:p>
          </table:table-cell>
          <table:table-cell office:value-type="float" office:value="8531.21" calcext:value-type="float">
            <text:p>8531.21</text:p>
          </table:table-cell>
          <table:table-cell office:value-type="float" office:value="619.421" calcext:value-type="float">
            <text:p>619.421</text:p>
          </table:table-cell>
          <table:table-cell office:value-type="float" office:value="169.673" calcext:value-type="float">
            <text:p>169.673</text:p>
          </table:table-cell>
          <table:table-cell office:value-type="float" office:value="1023.13" calcext:value-type="float">
            <text:p>1023.13</text:p>
          </table:table-cell>
          <table:table-cell office:value-type="float" office:value="425.656" calcext:value-type="float">
            <text:p>425.656</text:p>
          </table:table-cell>
          <table:table-cell office:value-type="float" office:value="0.700073" calcext:value-type="float">
            <text:p>0.700073</text:p>
          </table:table-cell>
          <table:table-cell office:value-type="float" office:value="0.0223595" calcext:value-type="float">
            <text:p>0.0223595</text:p>
          </table:table-cell>
          <table:table-cell office:value-type="float" office:value="0.239227" calcext:value-type="float">
            <text:p>0.239227</text:p>
          </table:table-cell>
        </table:table-row>
        <table:table-row table:style-name="ro1">
          <table:table-cell office:value-type="string" calcext:value-type="string">
            <text:p>Fri Mar 16 12:29:57 PDT 2018</text:p>
          </table:table-cell>
          <table:table-cell office:value-type="float" office:value="8528.92" calcext:value-type="float">
            <text:p>8528.92</text:p>
          </table:table-cell>
          <table:table-cell office:value-type="float" office:value="619.591" calcext:value-type="float">
            <text:p>619.591</text:p>
          </table:table-cell>
          <table:table-cell office:value-type="float" office:value="169.633" calcext:value-type="float">
            <text:p>169.633</text:p>
          </table:table-cell>
          <table:table-cell office:value-type="float" office:value="1030.47" calcext:value-type="float">
            <text:p>1030.47</text:p>
          </table:table-cell>
          <table:table-cell office:value-type="float" office:value="425.94" calcext:value-type="float">
            <text:p>425.94</text:p>
          </table:table-cell>
          <table:table-cell office:value-type="float" office:value="0.701786" calcext:value-type="float">
            <text:p>0.701786</text:p>
          </table:table-cell>
          <table:table-cell office:value-type="float" office:value="0.0223913" calcext:value-type="float">
            <text:p>0.0223913</text:p>
          </table:table-cell>
          <table:table-cell office:value-type="float" office:value="0.239568" calcext:value-type="float">
            <text:p>0.239568</text:p>
          </table:table-cell>
        </table:table-row>
        <table:table-row table:style-name="ro1">
          <table:table-cell office:value-type="string" calcext:value-type="string">
            <text:p>Fri Mar 16 12:35:43 PDT 2018</text:p>
          </table:table-cell>
          <table:table-cell office:value-type="float" office:value="8544.67" calcext:value-type="float">
            <text:p>8544.67</text:p>
          </table:table-cell>
          <table:table-cell office:value-type="float" office:value="620.119" calcext:value-type="float">
            <text:p>620.119</text:p>
          </table:table-cell>
          <table:table-cell office:value-type="float" office:value="170.527" calcext:value-type="float">
            <text:p>170.527</text:p>
          </table:table-cell>
          <table:table-cell office:value-type="float" office:value="1035.51" calcext:value-type="float">
            <text:p>1035.51</text:p>
          </table:table-cell>
          <table:table-cell office:value-type="float" office:value="426.867" calcext:value-type="float">
            <text:p>426.867</text:p>
          </table:table-cell>
          <table:table-cell office:value-type="float" office:value="0.70224" calcext:value-type="float">
            <text:p>0.70224</text:p>
          </table:table-cell>
          <table:table-cell office:value-type="float" office:value="0.0224457" calcext:value-type="float">
            <text:p>0.0224457</text:p>
          </table:table-cell>
          <table:table-cell office:value-type="float" office:value="0.238399" calcext:value-type="float">
            <text:p>0.238399</text:p>
          </table:table-cell>
        </table:table-row>
        <table:table-row table:style-name="ro1">
          <table:table-cell office:value-type="string" calcext:value-type="string">
            <text:p>Fri Mar 16 12:41:28 PDT 2018</text:p>
          </table:table-cell>
          <table:table-cell office:value-type="float" office:value="8565.69" calcext:value-type="float">
            <text:p>8565.69</text:p>
          </table:table-cell>
          <table:table-cell office:value-type="float" office:value="621.777" calcext:value-type="float">
            <text:p>621.777</text:p>
          </table:table-cell>
          <table:table-cell office:value-type="float" office:value="170.646" calcext:value-type="float">
            <text:p>170.646</text:p>
          </table:table-cell>
          <table:table-cell office:value-type="float" office:value="1033.05" calcext:value-type="float">
            <text:p>1033.05</text:p>
          </table:table-cell>
          <table:table-cell office:value-type="float" office:value="427.18" calcext:value-type="float">
            <text:p>427.18</text:p>
          </table:table-cell>
          <table:table-cell office:value-type="float" office:value="0.702741" calcext:value-type="float">
            <text:p>0.702741</text:p>
          </table:table-cell>
          <table:table-cell office:value-type="string" calcext:value-type="string">
            <text:p><text:s text:c="7"/></text:p>
          </table:table-cell>
          <table:table-cell office:value-type="float" office:value="0.239417" calcext:value-type="float">
            <text:p>0.239417</text:p>
          </table:table-cell>
        </table:table-row>
        <table:table-row table:style-name="ro1">
          <table:table-cell office:value-type="string" calcext:value-type="string">
            <text:p>Fri Mar 16 12:47:13 PDT 2018</text:p>
          </table:table-cell>
          <table:table-cell office:value-type="float" office:value="8585.15" calcext:value-type="float">
            <text:p>8585.15</text:p>
          </table:table-cell>
          <table:table-cell office:value-type="float" office:value="622.166" calcext:value-type="float">
            <text:p>622.166</text:p>
          </table:table-cell>
          <table:table-cell office:value-type="float" office:value="171.141" calcext:value-type="float">
            <text:p>171.141</text:p>
          </table:table-cell>
          <table:table-cell office:value-type="float" office:value="1037.46" calcext:value-type="float">
            <text:p>1037.46</text:p>
          </table:table-cell>
          <table:table-cell office:value-type="float" office:value="427.528" calcext:value-type="float">
            <text:p>427.528</text:p>
          </table:table-cell>
          <table:table-cell office:value-type="float" office:value="0.704168" calcext:value-type="float">
            <text:p>0.704168</text:p>
          </table:table-cell>
          <table:table-cell office:value-type="float" office:value="0.0224118" calcext:value-type="float">
            <text:p>0.0224118</text:p>
          </table:table-cell>
          <table:table-cell office:value-type="float" office:value="0.239161" calcext:value-type="float">
            <text:p>0.239161</text:p>
          </table:table-cell>
        </table:table-row>
        <table:table-row table:style-name="ro1">
          <table:table-cell office:value-type="string" calcext:value-type="string">
            <text:p>Fri Mar 16 12:52:58 PDT 2018</text:p>
          </table:table-cell>
          <table:table-cell office:value-type="float" office:value="8574.16" calcext:value-type="float">
            <text:p>8574.16</text:p>
          </table:table-cell>
          <table:table-cell office:value-type="float" office:value="622.081" calcext:value-type="float">
            <text:p>622.081</text:p>
          </table:table-cell>
          <table:table-cell office:value-type="float" office:value="171.258" calcext:value-type="float">
            <text:p>171.258</text:p>
          </table:table-cell>
          <table:table-cell office:value-type="float" office:value="1031.11" calcext:value-type="float">
            <text:p>1031.11</text:p>
          </table:table-cell>
          <table:table-cell office:value-type="float" office:value="428.91" calcext:value-type="float">
            <text:p>428.91</text:p>
          </table:table-cell>
          <table:table-cell office:value-type="float" office:value="0.704556" calcext:value-type="float">
            <text:p>0.704556</text:p>
          </table:table-cell>
          <table:table-cell office:value-type="float" office:value="0.022567" calcext:value-type="float">
            <text:p>0.022567</text:p>
          </table:table-cell>
          <table:table-cell office:value-type="float" office:value="0.239752" calcext:value-type="float">
            <text:p>0.239752</text:p>
          </table:table-cell>
        </table:table-row>
        <table:table-row table:style-name="ro1">
          <table:table-cell office:value-type="string" calcext:value-type="string">
            <text:p>Fri Mar 16 12:58:43 PDT 2018</text:p>
          </table:table-cell>
          <table:table-cell office:value-type="float" office:value="8577.79" calcext:value-type="float">
            <text:p>8577.79</text:p>
          </table:table-cell>
          <table:table-cell office:value-type="float" office:value="621.897" calcext:value-type="float">
            <text:p>621.897</text:p>
          </table:table-cell>
          <table:table-cell office:value-type="float" office:value="170.958" calcext:value-type="float">
            <text:p>170.958</text:p>
          </table:table-cell>
          <table:table-cell office:value-type="float" office:value="1028.84" calcext:value-type="float">
            <text:p>1028.84</text:p>
          </table:table-cell>
          <table:table-cell office:value-type="float" office:value="428.273" calcext:value-type="float">
            <text:p>428.273</text:p>
          </table:table-cell>
          <table:table-cell office:value-type="float" office:value="0.704539" calcext:value-type="float">
            <text:p>0.704539</text:p>
          </table:table-cell>
          <table:table-cell office:value-type="float" office:value="0.0224651" calcext:value-type="float">
            <text:p>0.0224651</text:p>
          </table:table-cell>
          <table:table-cell office:value-type="float" office:value="0.238636" calcext:value-type="float">
            <text:p>0.238636</text:p>
          </table:table-cell>
        </table:table-row>
        <table:table-row table:style-name="ro1">
          <table:table-cell office:value-type="string" calcext:value-type="string">
            <text:p>Fri Mar 16 13:04:29 PDT 2018</text:p>
          </table:table-cell>
          <table:table-cell office:value-type="float" office:value="8570.69" calcext:value-type="float">
            <text:p>8570.69</text:p>
          </table:table-cell>
          <table:table-cell office:value-type="float" office:value="621.266" calcext:value-type="float">
            <text:p>621.266</text:p>
          </table:table-cell>
          <table:table-cell office:value-type="float" office:value="170.846" calcext:value-type="float">
            <text:p>170.846</text:p>
          </table:table-cell>
          <table:table-cell office:value-type="float" office:value="1027.42" calcext:value-type="float">
            <text:p>1027.42</text:p>
          </table:table-cell>
          <table:table-cell office:value-type="float" office:value="428.685" calcext:value-type="float">
            <text:p>428.685</text:p>
          </table:table-cell>
          <table:table-cell office:value-type="float" office:value="0.704663" calcext:value-type="float">
            <text:p>0.704663</text:p>
          </table:table-cell>
          <table:table-cell office:value-type="float" office:value="0.0224654" calcext:value-type="float">
            <text:p>0.0224654</text:p>
          </table:table-cell>
          <table:table-cell office:value-type="float" office:value="0.23842" calcext:value-type="float">
            <text:p>0.23842</text:p>
          </table:table-cell>
        </table:table-row>
        <table:table-row table:style-name="ro1">
          <table:table-cell office:value-type="string" calcext:value-type="string">
            <text:p>Fri Mar 16 13:10:15 PDT 2018</text:p>
          </table:table-cell>
          <table:table-cell office:value-type="float" office:value="8565.71" calcext:value-type="float">
            <text:p>8565.71</text:p>
          </table:table-cell>
          <table:table-cell office:value-type="float" office:value="621.15" calcext:value-type="float">
            <text:p>621.15</text:p>
          </table:table-cell>
          <table:table-cell office:value-type="float" office:value="171.038" calcext:value-type="float">
            <text:p>171.038</text:p>
          </table:table-cell>
          <table:table-cell office:value-type="float" office:value="1023.92" calcext:value-type="float">
            <text:p>1023.92</text:p>
          </table:table-cell>
          <table:table-cell office:value-type="float" office:value="428.856" calcext:value-type="float">
            <text:p>428.856</text:p>
          </table:table-cell>
          <table:table-cell office:value-type="float" office:value="0.703309" calcext:value-type="float">
            <text:p>0.703309</text:p>
          </table:table-cell>
          <table:table-cell office:value-type="float" office:value="0.0225456" calcext:value-type="float">
            <text:p>0.0225456</text:p>
          </table:table-cell>
          <table:table-cell office:value-type="float" office:value="0.238231" calcext:value-type="float">
            <text:p>0.238231</text:p>
          </table:table-cell>
        </table:table-row>
        <table:table-row table:style-name="ro1">
          <table:table-cell office:value-type="string" calcext:value-type="string">
            <text:p>Fri Mar 16 13:16:01 PDT 2018</text:p>
          </table:table-cell>
          <table:table-cell office:value-type="float" office:value="8569.5" calcext:value-type="float">
            <text:p>8569.5</text:p>
          </table:table-cell>
          <table:table-cell office:value-type="float" office:value="620.379" calcext:value-type="float">
            <text:p>620.379</text:p>
          </table:table-cell>
          <table:table-cell office:value-type="float" office:value="171.062" calcext:value-type="float">
            <text:p>171.062</text:p>
          </table:table-cell>
          <table:table-cell office:value-type="float" office:value="1025.18" calcext:value-type="float">
            <text:p>1025.18</text:p>
          </table:table-cell>
          <table:table-cell office:value-type="float" office:value="428.526" calcext:value-type="float">
            <text:p>428.526</text:p>
          </table:table-cell>
          <table:table-cell office:value-type="float" office:value="0.703759" calcext:value-type="float">
            <text:p>0.703759</text:p>
          </table:table-cell>
          <table:table-cell office:value-type="float" office:value="0.0224424" calcext:value-type="float">
            <text:p>0.0224424</text:p>
          </table:table-cell>
          <table:table-cell office:value-type="float" office:value="0.238471" calcext:value-type="float">
            <text:p>0.238471</text:p>
          </table:table-cell>
        </table:table-row>
        <table:table-row table:style-name="ro1">
          <table:table-cell office:value-type="string" calcext:value-type="string">
            <text:p>Fri Mar 16 13:21:47 PDT 2018</text:p>
          </table:table-cell>
          <table:table-cell office:value-type="float" office:value="8570.78" calcext:value-type="float">
            <text:p>8570.78</text:p>
          </table:table-cell>
          <table:table-cell office:value-type="float" office:value="619.647" calcext:value-type="float">
            <text:p>619.647</text:p>
          </table:table-cell>
          <table:table-cell office:value-type="float" office:value="171.007" calcext:value-type="float">
            <text:p>171.007</text:p>
          </table:table-cell>
          <table:table-cell office:value-type="float" office:value="1023.86" calcext:value-type="float">
            <text:p>1023.86</text:p>
          </table:table-cell>
          <table:table-cell office:value-type="float" office:value="429.566" calcext:value-type="float">
            <text:p>429.566</text:p>
          </table:table-cell>
          <table:table-cell office:value-type="float" office:value="0.703943" calcext:value-type="float">
            <text:p>0.703943</text:p>
          </table:table-cell>
          <table:table-cell office:value-type="float" office:value="0.0225232" calcext:value-type="float">
            <text:p>0.0225232</text:p>
          </table:table-cell>
          <table:table-cell office:value-type="float" office:value="0.238557" calcext:value-type="float">
            <text:p>0.238557</text:p>
          </table:table-cell>
        </table:table-row>
        <table:table-row table:style-name="ro1">
          <table:table-cell office:value-type="string" calcext:value-type="string">
            <text:p>Fri Mar 16 13:27:33 PDT 2018</text:p>
          </table:table-cell>
          <table:table-cell office:value-type="float" office:value="8567.49" calcext:value-type="float">
            <text:p>8567.49</text:p>
          </table:table-cell>
          <table:table-cell office:value-type="float" office:value="618.782" calcext:value-type="float">
            <text:p>618.782</text:p>
          </table:table-cell>
          <table:table-cell office:value-type="float" office:value="171.052" calcext:value-type="float">
            <text:p>171.052</text:p>
          </table:table-cell>
          <table:table-cell office:value-type="float" office:value="1023.51" calcext:value-type="float">
            <text:p>1023.51</text:p>
          </table:table-cell>
          <table:table-cell office:value-type="float" office:value="430.725" calcext:value-type="float">
            <text:p>430.725</text:p>
          </table:table-cell>
          <table:table-cell office:value-type="float" office:value="0.70394" calcext:value-type="float">
            <text:p>0.70394</text:p>
          </table:table-cell>
          <table:table-cell office:value-type="float" office:value="0.0225095" calcext:value-type="float">
            <text:p>0.0225095</text:p>
          </table:table-cell>
          <table:table-cell office:value-type="float" office:value="0.238872" calcext:value-type="float">
            <text:p>0.238872</text:p>
          </table:table-cell>
        </table:table-row>
        <table:table-row table:style-name="ro1">
          <table:table-cell office:value-type="string" calcext:value-type="string">
            <text:p>Fri Mar 16 13:33:19 PDT 2018</text:p>
          </table:table-cell>
          <table:table-cell office:value-type="float" office:value="8566" calcext:value-type="float">
            <text:p>8566</text:p>
          </table:table-cell>
          <table:table-cell office:value-type="float" office:value="617.641" calcext:value-type="float">
            <text:p>617.641</text:p>
          </table:table-cell>
          <table:table-cell office:value-type="float" office:value="170.738" calcext:value-type="float">
            <text:p>170.738</text:p>
          </table:table-cell>
          <table:table-cell office:value-type="float" office:value="1020.33" calcext:value-type="float">
            <text:p>1020.33</text:p>
          </table:table-cell>
          <table:table-cell office:value-type="float" office:value="430.306" calcext:value-type="float">
            <text:p>430.306</text:p>
          </table:table-cell>
          <table:table-cell office:value-type="float" office:value="0.702643" calcext:value-type="float">
            <text:p>0.702643</text:p>
          </table:table-cell>
          <table:table-cell office:value-type="float" office:value="0.0224855" calcext:value-type="float">
            <text:p>0.0224855</text:p>
          </table:table-cell>
          <table:table-cell office:value-type="float" office:value="0.239318" calcext:value-type="float">
            <text:p>0.239318</text:p>
          </table:table-cell>
        </table:table-row>
        <table:table-row table:style-name="ro1">
          <table:table-cell office:value-type="string" calcext:value-type="string">
            <text:p>Fri Mar 16 13:39:04 PDT 2018</text:p>
          </table:table-cell>
          <table:table-cell office:value-type="float" office:value="8554.24" calcext:value-type="float">
            <text:p>8554.24</text:p>
          </table:table-cell>
          <table:table-cell office:value-type="float" office:value="616.311" calcext:value-type="float">
            <text:p>616.311</text:p>
          </table:table-cell>
          <table:table-cell office:value-type="float" office:value="170.622" calcext:value-type="float">
            <text:p>170.622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430.536" calcext:value-type="float">
            <text:p>430.536</text:p>
          </table:table-cell>
          <table:table-cell office:value-type="float" office:value="0.701921" calcext:value-type="float">
            <text:p>0.701921</text:p>
          </table:table-cell>
          <table:table-cell office:value-type="float" office:value="0.0225459" calcext:value-type="float">
            <text:p>0.0225459</text:p>
          </table:table-cell>
          <table:table-cell office:value-type="float" office:value="0.238666" calcext:value-type="float">
            <text:p>0.238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5:11:12.483238742</dc:date>
    <meta:editing-duration>PT1H17M28S</meta:editing-duration>
    <meta:editing-cycles>1</meta:editing-cycles>
    <meta:document-statistic meta:table-count="1" meta:cell-count="189" meta:object-count="4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88cm" svg:height="6.859cm" xlink:href=".." xlink:type="simple" chart:class="chart:line" chart:style-name="ch1">
        <chart:legend chart:legend-position="end" svg:x="10.05cm" svg:y="3.13cm" style:legend-expansion="high" chart:style-name="ch2"/>
        <chart:plot-area chart:style-name="ch3" table:cell-range-address="ClassFile2.A1:ClassFile2.B21" chart:data-source-has-labels="both" svg:x="0.243cm" svg:y="0.137cm" svg:width="9.564cm" svg:height="6.585cm">
          <chartooo:coordinate-region svg:x="3.658cm" svg:y="0.137cm" svg:width="6.149cm" svg:height="2.583cm"/>
          <chart:axis chart:dimension="x" chart:name="primary-x" chart:style-name="ch4" chartooo:axis-type="auto">
            <chartooo:date-scale/>
            <chart:categories table:cell-range-address="ClassFile2.A2:ClassFile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lassFile2.B2:ClassFile2.B21" chart:label-cell-address="ClassFile2.B1:ClassFile2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TC</text:p>
                <draw:g>
                  <svg:desc>ClassFile2.B1:ClassFil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i Mar 16 11:39:54 PDT 2018</text:p>
                <draw:g>
                  <svg:desc>ClassFile2.A2:ClassFile2.A21</svg:desc>
                </draw:g>
              </table:table-cell>
              <table:table-cell office:value-type="float" office:value="8532.71">
                <text:p>8532.71</text:p>
                <draw:g>
                  <svg:desc>ClassFile2.B2:ClassFile2.B21</svg:desc>
                </draw:g>
              </table:table-cell>
            </table:table-row>
            <table:table-row>
              <table:table-cell office:value-type="string">
                <text:p>Fri Mar 16 11:55:25 PDT 2018</text:p>
              </table:table-cell>
              <table:table-cell office:value-type="float" office:value="8532.46">
                <text:p>8532.46</text:p>
              </table:table-cell>
            </table:table-row>
            <table:table-row>
              <table:table-cell office:value-type="string">
                <text:p>Fri Mar 16 12:01:11 PDT 2018</text:p>
              </table:table-cell>
              <table:table-cell office:value-type="float" office:value="8533.51">
                <text:p>8533.51</text:p>
              </table:table-cell>
            </table:table-row>
            <table:table-row>
              <table:table-cell office:value-type="string">
                <text:p>Fri Mar 16 12:06:56 PDT 2018</text:p>
              </table:table-cell>
              <table:table-cell office:value-type="float" office:value="8528.52">
                <text:p>8528.52</text:p>
              </table:table-cell>
            </table:table-row>
            <table:table-row>
              <table:table-cell office:value-type="string">
                <text:p>Fri Mar 16 12:12:42 PDT 2018</text:p>
              </table:table-cell>
              <table:table-cell office:value-type="float" office:value="8535.51">
                <text:p>8535.51</text:p>
              </table:table-cell>
            </table:table-row>
            <table:table-row>
              <table:table-cell office:value-type="string">
                <text:p>Fri Mar 16 12:18:27 PDT 2018</text:p>
              </table:table-cell>
              <table:table-cell office:value-type="float" office:value="8532.24">
                <text:p>8532.24</text:p>
              </table:table-cell>
            </table:table-row>
            <table:table-row>
              <table:table-cell office:value-type="string">
                <text:p>Fri Mar 16 12:24:13 PDT 2018</text:p>
              </table:table-cell>
              <table:table-cell office:value-type="float" office:value="8531.21">
                <text:p>8531.21</text:p>
              </table:table-cell>
            </table:table-row>
            <table:table-row>
              <table:table-cell office:value-type="string">
                <text:p>Fri Mar 16 12:29:57 PDT 2018</text:p>
              </table:table-cell>
              <table:table-cell office:value-type="float" office:value="8528.92">
                <text:p>8528.92</text:p>
              </table:table-cell>
            </table:table-row>
            <table:table-row>
              <table:table-cell office:value-type="string">
                <text:p>Fri Mar 16 12:35:43 PDT 2018</text:p>
              </table:table-cell>
              <table:table-cell office:value-type="float" office:value="8544.67">
                <text:p>8544.67</text:p>
              </table:table-cell>
            </table:table-row>
            <table:table-row>
              <table:table-cell office:value-type="string">
                <text:p>Fri Mar 16 12:41:28 PDT 2018</text:p>
              </table:table-cell>
              <table:table-cell office:value-type="float" office:value="8565.69">
                <text:p>8565.69</text:p>
              </table:table-cell>
            </table:table-row>
            <table:table-row>
              <table:table-cell office:value-type="string">
                <text:p>Fri Mar 16 12:47:13 PDT 2018</text:p>
              </table:table-cell>
              <table:table-cell office:value-type="float" office:value="8585.15">
                <text:p>8585.15</text:p>
              </table:table-cell>
            </table:table-row>
            <table:table-row>
              <table:table-cell office:value-type="string">
                <text:p>Fri Mar 16 12:52:58 PDT 2018</text:p>
              </table:table-cell>
              <table:table-cell office:value-type="float" office:value="8574.16">
                <text:p>8574.16</text:p>
              </table:table-cell>
            </table:table-row>
            <table:table-row>
              <table:table-cell office:value-type="string">
                <text:p>Fri Mar 16 12:58:43 PDT 2018</text:p>
              </table:table-cell>
              <table:table-cell office:value-type="float" office:value="8577.79">
                <text:p>8577.79</text:p>
              </table:table-cell>
            </table:table-row>
            <table:table-row>
              <table:table-cell office:value-type="string">
                <text:p>Fri Mar 16 13:04:29 PDT 2018</text:p>
              </table:table-cell>
              <table:table-cell office:value-type="float" office:value="8570.69">
                <text:p>8570.69</text:p>
              </table:table-cell>
            </table:table-row>
            <table:table-row>
              <table:table-cell office:value-type="string">
                <text:p>Fri Mar 16 13:10:15 PDT 2018</text:p>
              </table:table-cell>
              <table:table-cell office:value-type="float" office:value="8565.71">
                <text:p>8565.71</text:p>
              </table:table-cell>
            </table:table-row>
            <table:table-row>
              <table:table-cell office:value-type="string">
                <text:p>Fri Mar 16 13:16:01 PDT 2018</text:p>
              </table:table-cell>
              <table:table-cell office:value-type="float" office:value="8569.5">
                <text:p>8569.5</text:p>
              </table:table-cell>
            </table:table-row>
            <table:table-row>
              <table:table-cell office:value-type="string">
                <text:p>Fri Mar 16 13:21:47 PDT 2018</text:p>
              </table:table-cell>
              <table:table-cell office:value-type="float" office:value="8570.78">
                <text:p>8570.78</text:p>
              </table:table-cell>
            </table:table-row>
            <table:table-row>
              <table:table-cell office:value-type="string">
                <text:p>Fri Mar 16 13:27:33 PDT 2018</text:p>
              </table:table-cell>
              <table:table-cell office:value-type="float" office:value="8567.49">
                <text:p>8567.49</text:p>
              </table:table-cell>
            </table:table-row>
            <table:table-row>
              <table:table-cell office:value-type="string">
                <text:p>Fri Mar 16 13:33:19 PDT 2018</text:p>
              </table:table-cell>
              <table:table-cell office:value-type="float" office:value="8566">
                <text:p>8566</text:p>
              </table:table-cell>
            </table:table-row>
            <table:table-row>
              <table:table-cell office:value-type="string">
                <text:p>Fri Mar 16 13:39:04 PDT 2018</text:p>
              </table:table-cell>
              <table:table-cell office:value-type="float" office:value="8554.24">
                <text:p>8554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88cm" svg:height="6.858cm" xlink:href=".." xlink:type="simple" chart:class="chart:line" chart:style-name="ch1">
        <chart:legend chart:legend-position="end" svg:x="10.05cm" svg:y="3.13cm" style:legend-expansion="high" chart:style-name="ch2"/>
        <chart:plot-area chart:style-name="ch3" table:cell-range-address="ClassFile2.A1:ClassFile2.A21 ClassFile2.C1:ClassFile2.C21" chart:data-source-has-labels="both" svg:x="0.243cm" svg:y="0.137cm" svg:width="9.564cm" svg:height="6.584cm">
          <chartooo:coordinate-region svg:x="3.658cm" svg:y="0.137cm" svg:width="6.149cm" svg:height="2.581cm"/>
          <chart:axis chart:dimension="x" chart:name="primary-x" chart:style-name="ch4" chartooo:axis-type="auto">
            <chartooo:date-scale/>
            <chart:categories table:cell-range-address="ClassFile2.A2:ClassFile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lassFile2.C2:ClassFile2.C21" chart:label-cell-address="ClassFile2.C1:ClassFile2.C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TH</text:p>
                <draw:g>
                  <svg:desc>ClassFile2.C1:ClassFi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i Mar 16 11:39:54 PDT 2018</text:p>
                <draw:g>
                  <svg:desc>ClassFile2.A2:ClassFile2.A21</svg:desc>
                </draw:g>
              </table:table-cell>
              <table:table-cell office:value-type="float" office:value="620.054">
                <text:p>620.054</text:p>
                <draw:g>
                  <svg:desc>ClassFile2.C2:ClassFile2.C21</svg:desc>
                </draw:g>
              </table:table-cell>
            </table:table-row>
            <table:table-row>
              <table:table-cell office:value-type="string">
                <text:p>Fri Mar 16 11:55:25 PDT 2018</text:p>
              </table:table-cell>
              <table:table-cell office:value-type="float" office:value="619.941">
                <text:p>619.941</text:p>
              </table:table-cell>
            </table:table-row>
            <table:table-row>
              <table:table-cell office:value-type="string">
                <text:p>Fri Mar 16 12:01:11 PDT 2018</text:p>
              </table:table-cell>
              <table:table-cell office:value-type="float" office:value="619.715">
                <text:p>619.715</text:p>
              </table:table-cell>
            </table:table-row>
            <table:table-row>
              <table:table-cell office:value-type="string">
                <text:p>Fri Mar 16 12:06:56 PDT 2018</text:p>
              </table:table-cell>
              <table:table-cell office:value-type="float" office:value="619.808">
                <text:p>619.808</text:p>
              </table:table-cell>
            </table:table-row>
            <table:table-row>
              <table:table-cell office:value-type="string">
                <text:p>Fri Mar 16 12:12:42 PDT 2018</text:p>
              </table:table-cell>
              <table:table-cell office:value-type="float" office:value="619.6">
                <text:p>619.6</text:p>
              </table:table-cell>
            </table:table-row>
            <table:table-row>
              <table:table-cell office:value-type="string">
                <text:p>Fri Mar 16 12:18:27 PDT 2018</text:p>
              </table:table-cell>
              <table:table-cell office:value-type="float" office:value="620.064">
                <text:p>620.064</text:p>
              </table:table-cell>
            </table:table-row>
            <table:table-row>
              <table:table-cell office:value-type="string">
                <text:p>Fri Mar 16 12:24:13 PDT 2018</text:p>
              </table:table-cell>
              <table:table-cell office:value-type="float" office:value="619.421">
                <text:p>619.421</text:p>
              </table:table-cell>
            </table:table-row>
            <table:table-row>
              <table:table-cell office:value-type="string">
                <text:p>Fri Mar 16 12:29:57 PDT 2018</text:p>
              </table:table-cell>
              <table:table-cell office:value-type="float" office:value="619.591">
                <text:p>619.591</text:p>
              </table:table-cell>
            </table:table-row>
            <table:table-row>
              <table:table-cell office:value-type="string">
                <text:p>Fri Mar 16 12:35:43 PDT 2018</text:p>
              </table:table-cell>
              <table:table-cell office:value-type="float" office:value="620.119">
                <text:p>620.119</text:p>
              </table:table-cell>
            </table:table-row>
            <table:table-row>
              <table:table-cell office:value-type="string">
                <text:p>Fri Mar 16 12:41:28 PDT 2018</text:p>
              </table:table-cell>
              <table:table-cell office:value-type="float" office:value="621.777">
                <text:p>621.777</text:p>
              </table:table-cell>
            </table:table-row>
            <table:table-row>
              <table:table-cell office:value-type="string">
                <text:p>Fri Mar 16 12:47:13 PDT 2018</text:p>
              </table:table-cell>
              <table:table-cell office:value-type="float" office:value="622.166">
                <text:p>622.166</text:p>
              </table:table-cell>
            </table:table-row>
            <table:table-row>
              <table:table-cell office:value-type="string">
                <text:p>Fri Mar 16 12:52:58 PDT 2018</text:p>
              </table:table-cell>
              <table:table-cell office:value-type="float" office:value="622.081">
                <text:p>622.081</text:p>
              </table:table-cell>
            </table:table-row>
            <table:table-row>
              <table:table-cell office:value-type="string">
                <text:p>Fri Mar 16 12:58:43 PDT 2018</text:p>
              </table:table-cell>
              <table:table-cell office:value-type="float" office:value="621.897">
                <text:p>621.897</text:p>
              </table:table-cell>
            </table:table-row>
            <table:table-row>
              <table:table-cell office:value-type="string">
                <text:p>Fri Mar 16 13:04:29 PDT 2018</text:p>
              </table:table-cell>
              <table:table-cell office:value-type="float" office:value="621.266">
                <text:p>621.266</text:p>
              </table:table-cell>
            </table:table-row>
            <table:table-row>
              <table:table-cell office:value-type="string">
                <text:p>Fri Mar 16 13:10:15 PDT 2018</text:p>
              </table:table-cell>
              <table:table-cell office:value-type="float" office:value="621.15">
                <text:p>621.15</text:p>
              </table:table-cell>
            </table:table-row>
            <table:table-row>
              <table:table-cell office:value-type="string">
                <text:p>Fri Mar 16 13:16:01 PDT 2018</text:p>
              </table:table-cell>
              <table:table-cell office:value-type="float" office:value="620.379">
                <text:p>620.379</text:p>
              </table:table-cell>
            </table:table-row>
            <table:table-row>
              <table:table-cell office:value-type="string">
                <text:p>Fri Mar 16 13:21:47 PDT 2018</text:p>
              </table:table-cell>
              <table:table-cell office:value-type="float" office:value="619.647">
                <text:p>619.647</text:p>
              </table:table-cell>
            </table:table-row>
            <table:table-row>
              <table:table-cell office:value-type="string">
                <text:p>Fri Mar 16 13:27:33 PDT 2018</text:p>
              </table:table-cell>
              <table:table-cell office:value-type="float" office:value="618.782">
                <text:p>618.782</text:p>
              </table:table-cell>
            </table:table-row>
            <table:table-row>
              <table:table-cell office:value-type="string">
                <text:p>Fri Mar 16 13:33:19 PDT 2018</text:p>
              </table:table-cell>
              <table:table-cell office:value-type="float" office:value="617.641">
                <text:p>617.641</text:p>
              </table:table-cell>
            </table:table-row>
            <table:table-row>
              <table:table-cell office:value-type="string">
                <text:p>Fri Mar 16 13:39:04 PDT 2018</text:p>
              </table:table-cell>
              <table:table-cell office:value-type="float" office:value="616.311">
                <text:p>616.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52cm" svg:height="6.782cm" xlink:href=".." xlink:type="simple" chart:class="chart:line" chart:style-name="ch1">
        <chart:legend chart:legend-position="end" svg:x="9.967cm" svg:y="3.092cm" style:legend-expansion="high" chart:style-name="ch2"/>
        <chart:plot-area chart:style-name="ch3" table:cell-range-address="ClassFile2.A1:ClassFile2.A21 ClassFile2.D1:ClassFile2.D21" chart:data-source-has-labels="both" svg:x="0.241cm" svg:y="0.135cm" svg:width="9.485cm" svg:height="6.512cm">
          <chartooo:coordinate-region svg:x="3.656cm" svg:y="0.135cm" svg:width="6.07cm" svg:height="2.509cm"/>
          <chart:axis chart:dimension="x" chart:name="primary-x" chart:style-name="ch4" chartooo:axis-type="auto">
            <chartooo:date-scale/>
            <chart:categories table:cell-range-address="ClassFile2.A2:ClassFile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lassFile2.D2:ClassFile2.D21" chart:label-cell-address="ClassFile2.D1:ClassFile2.D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TC</text:p>
                <draw:g>
                  <svg:desc>ClassFile2.D1:ClassFi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i Mar 16 11:39:54 PDT 2018</text:p>
                <draw:g>
                  <svg:desc>ClassFile2.A2:ClassFile2.A21</svg:desc>
                </draw:g>
              </table:table-cell>
              <table:table-cell office:value-type="float" office:value="169.897">
                <text:p>169.897</text:p>
                <draw:g>
                  <svg:desc>ClassFile2.D2:ClassFile2.D21</svg:desc>
                </draw:g>
              </table:table-cell>
            </table:table-row>
            <table:table-row>
              <table:table-cell office:value-type="string">
                <text:p>Fri Mar 16 11:55:25 PDT 2018</text:p>
              </table:table-cell>
              <table:table-cell office:value-type="float" office:value="169.728">
                <text:p>169.728</text:p>
              </table:table-cell>
            </table:table-row>
            <table:table-row>
              <table:table-cell office:value-type="string">
                <text:p>Fri Mar 16 12:01:11 PDT 2018</text:p>
              </table:table-cell>
              <table:table-cell office:value-type="float" office:value="169.754">
                <text:p>169.754</text:p>
              </table:table-cell>
            </table:table-row>
            <table:table-row>
              <table:table-cell office:value-type="string">
                <text:p>Fri Mar 16 12:06:56 PDT 2018</text:p>
              </table:table-cell>
              <table:table-cell office:value-type="float" office:value="169.893">
                <text:p>169.893</text:p>
              </table:table-cell>
            </table:table-row>
            <table:table-row>
              <table:table-cell office:value-type="string">
                <text:p>Fri Mar 16 12:12:42 PDT 2018</text:p>
              </table:table-cell>
              <table:table-cell office:value-type="float" office:value="169.944">
                <text:p>169.944</text:p>
              </table:table-cell>
            </table:table-row>
            <table:table-row>
              <table:table-cell office:value-type="string">
                <text:p>Fri Mar 16 12:18:27 PDT 2018</text:p>
              </table:table-cell>
              <table:table-cell office:value-type="float" office:value="169.813">
                <text:p>169.813</text:p>
              </table:table-cell>
            </table:table-row>
            <table:table-row>
              <table:table-cell office:value-type="string">
                <text:p>Fri Mar 16 12:24:13 PDT 2018</text:p>
              </table:table-cell>
              <table:table-cell office:value-type="float" office:value="169.673">
                <text:p>169.673</text:p>
              </table:table-cell>
            </table:table-row>
            <table:table-row>
              <table:table-cell office:value-type="string">
                <text:p>Fri Mar 16 12:29:57 PDT 2018</text:p>
              </table:table-cell>
              <table:table-cell office:value-type="float" office:value="169.633">
                <text:p>169.633</text:p>
              </table:table-cell>
            </table:table-row>
            <table:table-row>
              <table:table-cell office:value-type="string">
                <text:p>Fri Mar 16 12:35:43 PDT 2018</text:p>
              </table:table-cell>
              <table:table-cell office:value-type="float" office:value="170.527">
                <text:p>170.527</text:p>
              </table:table-cell>
            </table:table-row>
            <table:table-row>
              <table:table-cell office:value-type="string">
                <text:p>Fri Mar 16 12:41:28 PDT 2018</text:p>
              </table:table-cell>
              <table:table-cell office:value-type="float" office:value="170.646">
                <text:p>170.646</text:p>
              </table:table-cell>
            </table:table-row>
            <table:table-row>
              <table:table-cell office:value-type="string">
                <text:p>Fri Mar 16 12:47:13 PDT 2018</text:p>
              </table:table-cell>
              <table:table-cell office:value-type="float" office:value="171.141">
                <text:p>171.141</text:p>
              </table:table-cell>
            </table:table-row>
            <table:table-row>
              <table:table-cell office:value-type="string">
                <text:p>Fri Mar 16 12:52:58 PDT 2018</text:p>
              </table:table-cell>
              <table:table-cell office:value-type="float" office:value="171.258">
                <text:p>171.258</text:p>
              </table:table-cell>
            </table:table-row>
            <table:table-row>
              <table:table-cell office:value-type="string">
                <text:p>Fri Mar 16 12:58:43 PDT 2018</text:p>
              </table:table-cell>
              <table:table-cell office:value-type="float" office:value="170.958">
                <text:p>170.958</text:p>
              </table:table-cell>
            </table:table-row>
            <table:table-row>
              <table:table-cell office:value-type="string">
                <text:p>Fri Mar 16 13:04:29 PDT 2018</text:p>
              </table:table-cell>
              <table:table-cell office:value-type="float" office:value="170.846">
                <text:p>170.846</text:p>
              </table:table-cell>
            </table:table-row>
            <table:table-row>
              <table:table-cell office:value-type="string">
                <text:p>Fri Mar 16 13:10:15 PDT 2018</text:p>
              </table:table-cell>
              <table:table-cell office:value-type="float" office:value="171.038">
                <text:p>171.038</text:p>
              </table:table-cell>
            </table:table-row>
            <table:table-row>
              <table:table-cell office:value-type="string">
                <text:p>Fri Mar 16 13:16:01 PDT 2018</text:p>
              </table:table-cell>
              <table:table-cell office:value-type="float" office:value="171.062">
                <text:p>171.062</text:p>
              </table:table-cell>
            </table:table-row>
            <table:table-row>
              <table:table-cell office:value-type="string">
                <text:p>Fri Mar 16 13:21:47 PDT 2018</text:p>
              </table:table-cell>
              <table:table-cell office:value-type="float" office:value="171.007">
                <text:p>171.007</text:p>
              </table:table-cell>
            </table:table-row>
            <table:table-row>
              <table:table-cell office:value-type="string">
                <text:p>Fri Mar 16 13:27:33 PDT 2018</text:p>
              </table:table-cell>
              <table:table-cell office:value-type="float" office:value="171.052">
                <text:p>171.052</text:p>
              </table:table-cell>
            </table:table-row>
            <table:table-row>
              <table:table-cell office:value-type="string">
                <text:p>Fri Mar 16 13:33:19 PDT 2018</text:p>
              </table:table-cell>
              <table:table-cell office:value-type="float" office:value="170.738">
                <text:p>170.738</text:p>
              </table:table-cell>
            </table:table-row>
            <table:table-row>
              <table:table-cell office:value-type="string">
                <text:p>Fri Mar 16 13:39:04 PDT 2018</text:p>
              </table:table-cell>
              <table:table-cell office:value-type="float" office:value="170.622">
                <text:p>170.6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88cm" svg:height="6.694cm" xlink:href=".." xlink:type="simple" chart:class="chart:line" chart:style-name="ch1">
        <chart:legend chart:legend-position="end" svg:x="10.424cm" svg:y="3.048cm" style:legend-expansion="high" chart:style-name="ch2"/>
        <chart:plot-area chart:style-name="ch3" table:cell-range-address="ClassFile2.A1:ClassFile2.A21 ClassFile2.E1:ClassFile2.E21" chart:data-source-has-labels="both" svg:x="0.251cm" svg:y="0.133cm" svg:width="9.922cm" svg:height="6.428cm">
          <chartooo:coordinate-region svg:x="3.666cm" svg:y="0.133cm" svg:width="6.507cm" svg:height="2.425cm"/>
          <chart:axis chart:dimension="x" chart:name="primary-x" chart:style-name="ch4" chartooo:axis-type="auto">
            <chartooo:date-scale/>
            <chart:categories table:cell-range-address="ClassFile2.A2:ClassFile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lassFile2.E2:ClassFile2.E21" chart:label-cell-address="ClassFile2.E1:ClassFile2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CH</text:p>
                <draw:g>
                  <svg:desc>ClassFile2.E1:ClassFi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i Mar 16 11:39:54 PDT 2018</text:p>
                <draw:g>
                  <svg:desc>ClassFile2.A2:ClassFile2.A21</svg:desc>
                </draw:g>
              </table:table-cell>
              <table:table-cell office:value-type="float" office:value="1025.52">
                <text:p>1025.52</text:p>
                <draw:g>
                  <svg:desc>ClassFile2.E2:ClassFile2.E21</svg:desc>
                </draw:g>
              </table:table-cell>
            </table:table-row>
            <table:table-row>
              <table:table-cell office:value-type="string">
                <text:p>Fri Mar 16 11:55:25 PDT 2018</text:p>
              </table:table-cell>
              <table:table-cell office:value-type="float" office:value="1022.2">
                <text:p>1022.2</text:p>
              </table:table-cell>
            </table:table-row>
            <table:table-row>
              <table:table-cell office:value-type="string">
                <text:p>Fri Mar 16 12:01:11 PDT 2018</text:p>
              </table:table-cell>
              <table:table-cell office:value-type="float" office:value="1019.24">
                <text:p>1019.24</text:p>
              </table:table-cell>
            </table:table-row>
            <table:table-row>
              <table:table-cell office:value-type="string">
                <text:p>Fri Mar 16 12:06:56 PDT 2018</text:p>
              </table:table-cell>
              <table:table-cell office:value-type="float" office:value="1020.98">
                <text:p>1020.98</text:p>
              </table:table-cell>
            </table:table-row>
            <table:table-row>
              <table:table-cell office:value-type="string">
                <text:p>Fri Mar 16 12:12:42 PDT 2018</text:p>
              </table:table-cell>
              <table:table-cell office:value-type="float" office:value="1021.35">
                <text:p>1021.35</text:p>
              </table:table-cell>
            </table:table-row>
            <table:table-row>
              <table:table-cell office:value-type="string">
                <text:p>Fri Mar 16 12:18:27 PDT 2018</text:p>
              </table:table-cell>
              <table:table-cell office:value-type="float" office:value="1019.38">
                <text:p>1019.38</text:p>
              </table:table-cell>
            </table:table-row>
            <table:table-row>
              <table:table-cell office:value-type="string">
                <text:p>Fri Mar 16 12:24:13 PDT 2018</text:p>
              </table:table-cell>
              <table:table-cell office:value-type="float" office:value="1023.13">
                <text:p>1023.13</text:p>
              </table:table-cell>
            </table:table-row>
            <table:table-row>
              <table:table-cell office:value-type="string">
                <text:p>Fri Mar 16 12:29:57 PDT 2018</text:p>
              </table:table-cell>
              <table:table-cell office:value-type="float" office:value="1030.47">
                <text:p>1030.47</text:p>
              </table:table-cell>
            </table:table-row>
            <table:table-row>
              <table:table-cell office:value-type="string">
                <text:p>Fri Mar 16 12:35:43 PDT 2018</text:p>
              </table:table-cell>
              <table:table-cell office:value-type="float" office:value="1035.51">
                <text:p>1035.51</text:p>
              </table:table-cell>
            </table:table-row>
            <table:table-row>
              <table:table-cell office:value-type="string">
                <text:p>Fri Mar 16 12:41:28 PDT 2018</text:p>
              </table:table-cell>
              <table:table-cell office:value-type="float" office:value="1033.05">
                <text:p>1033.05</text:p>
              </table:table-cell>
            </table:table-row>
            <table:table-row>
              <table:table-cell office:value-type="string">
                <text:p>Fri Mar 16 12:47:13 PDT 2018</text:p>
              </table:table-cell>
              <table:table-cell office:value-type="float" office:value="1037.46">
                <text:p>1037.46</text:p>
              </table:table-cell>
            </table:table-row>
            <table:table-row>
              <table:table-cell office:value-type="string">
                <text:p>Fri Mar 16 12:52:58 PDT 2018</text:p>
              </table:table-cell>
              <table:table-cell office:value-type="float" office:value="1031.11">
                <text:p>1031.11</text:p>
              </table:table-cell>
            </table:table-row>
            <table:table-row>
              <table:table-cell office:value-type="string">
                <text:p>Fri Mar 16 12:58:43 PDT 2018</text:p>
              </table:table-cell>
              <table:table-cell office:value-type="float" office:value="1028.84">
                <text:p>1028.84</text:p>
              </table:table-cell>
            </table:table-row>
            <table:table-row>
              <table:table-cell office:value-type="string">
                <text:p>Fri Mar 16 13:04:29 PDT 2018</text:p>
              </table:table-cell>
              <table:table-cell office:value-type="float" office:value="1027.42">
                <text:p>1027.42</text:p>
              </table:table-cell>
            </table:table-row>
            <table:table-row>
              <table:table-cell office:value-type="string">
                <text:p>Fri Mar 16 13:10:15 PDT 2018</text:p>
              </table:table-cell>
              <table:table-cell office:value-type="float" office:value="1023.92">
                <text:p>1023.92</text:p>
              </table:table-cell>
            </table:table-row>
            <table:table-row>
              <table:table-cell office:value-type="string">
                <text:p>Fri Mar 16 13:16:01 PDT 2018</text:p>
              </table:table-cell>
              <table:table-cell office:value-type="float" office:value="1025.18">
                <text:p>1025.18</text:p>
              </table:table-cell>
            </table:table-row>
            <table:table-row>
              <table:table-cell office:value-type="string">
                <text:p>Fri Mar 16 13:21:47 PDT 2018</text:p>
              </table:table-cell>
              <table:table-cell office:value-type="float" office:value="1023.86">
                <text:p>1023.86</text:p>
              </table:table-cell>
            </table:table-row>
            <table:table-row>
              <table:table-cell office:value-type="string">
                <text:p>Fri Mar 16 13:27:33 PDT 2018</text:p>
              </table:table-cell>
              <table:table-cell office:value-type="float" office:value="1023.51">
                <text:p>1023.51</text:p>
              </table:table-cell>
            </table:table-row>
            <table:table-row>
              <table:table-cell office:value-type="string">
                <text:p>Fri Mar 16 13:33:19 PDT 2018</text:p>
              </table:table-cell>
              <table:table-cell office:value-type="float" office:value="1020.33">
                <text:p>1020.33</text:p>
              </table:table-cell>
            </table:table-row>
            <table:table-row>
              <table:table-cell office:value-type="string">
                <text:p>Fri Mar 16 13:39:04 PDT 2018</text:p>
              </table:table-cell>
              <table:table-cell office:value-type="float" office:value="1020.22">
                <text:p>1020.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